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F7000002BB42F530386FB5F2D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8a035" officeooo:paragraph-rsid="0008a035" style:font-size-asian="20pt" style:font-weight-asian="bold" style:font-size-complex="2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-0.3417in" svg:y="0.3646in" svg:width="7.4807in" svg:height="3.4236in" draw:z-index="0"><draw:image xlink:href="Pictures/10000201000005F7000002BB42F530386FB5F2D6.png" xlink:type="simple" xlink:show="embed" xlink:actuate="onLoad" loext:mime-type="image/png"/></draw:frame>TITL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31T00:07:08.134628290</meta:creation-date>
    <dc:date>2019-08-31T00:08:18.333535918</dc:date>
    <meta:editing-duration>PT1M17S</meta:editing-duration>
    <meta:editing-cycles>1</meta:editing-cycles>
    <meta:generator>LibreOffice/6.0.7.3$Linux_X86_64 LibreOffice_project/00m0$Build-3</meta:generator>
    <meta:document-statistic meta:table-count="0" meta:image-count="1" meta:object-count="0" meta:page-count="1" meta:paragraph-count="1" meta:word-count="1" meta:character-count="6" meta:non-whitespace-character-count="6"/>
  </office:meta>
</office:document-meta>
</file>